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408" officeooo:paragraph-rsid="001ac408"/>
    </style:style>
    <style:style style:name="P2" style:family="paragraph" style:parent-style-name="Standard">
      <style:text-properties fo:font-weight="normal" officeooo:rsid="001ac408" officeooo:paragraph-rsid="001ac408" style:font-weight-asian="normal" style:font-weight-complex="normal"/>
    </style:style>
    <style:style style:name="P3" style:family="paragraph" style:parent-style-name="Standard">
      <style:text-properties fo:font-weight="normal" officeooo:rsid="001c54a6" officeooo:paragraph-rsid="001c54a6" style:font-weight-asian="normal" style:font-weight-complex="normal"/>
    </style:style>
    <style:style style:name="P4" style:family="paragraph" style:parent-style-name="Standard">
      <style:text-properties fo:font-weight="normal" officeooo:rsid="001c54a6" officeooo:paragraph-rsid="001cf46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c54a6"/>
    </style:style>
    <style:style style:name="T4" style:family="text">
      <style:text-properties officeooo:rsid="001cf4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lut,</text:p>
      <text:p text:style-name="P1"/>
      <text:p text:style-name="P1">il est possible de commencer à publier sur le site.</text:p>
      <text:p text:style-name="P1">Voici un vraiment mini tuto :</text:p>
      <text:p text:style-name="P1"/>
      <text:p text:style-name="P1">D’abord, vous venez de recevoir, pour ceux/celles qui voulaient, des codes admin pour le CMS (contentfull) qui administre le site par encore en ligne de l’amicale.</text:p>
      <text:p text:style-name="P1">Prenez le temps d’<text:span text:style-name="T1">activer vos codes depuis votre pc habituel</text:span><text:span text:style-name="T2">!</text:span></text:p>
      <text:p text:style-name="P2">Contentfull dans sa version gratuite n’admet que 5 admin et se démerde pour empêcher l’accès a d’autres utilisateur, donc vos codes ne marcheront que sur votre pc j’ai bien l’impression, et pas sous TOR. <text:s/></text:p>
      <text:p text:style-name="P2"/>
      <text:p text:style-name="P2">Contentfull est atteignable ici :</text:p>
      <text:p text:style-name="P2"/>
      <text:p text:style-name="P2"/>
      <text:p text:style-name="P2">Le site de l’amicale est pour le moment hébergé ici :</text:p>
      <text:p text:style-name="P2"><text:a xlink:type="simple" xlink:href="https://be.contentful.com/login" text:style-name="Internet_20_link" text:visited-style-name="Visited_20_Internet_20_Link">https://be.contentful.com/login</text:a></text:p>
      <text:p text:style-name="P2"/>
      <text:p text:style-name="P2">Pour rentrer un nouvel artiste, cliquer en haut à droite sur le bouton « Add entry » puis « artiste ».</text:p>
      <text:p text:style-name="P2"/>
      <text:p text:style-name="P2">Il n’est possible que de rentrer que 7 œuvre<text:span text:style-name="T3">s</text:span> par artiste. <text:span text:style-name="T3">(</text:span>On a construit comme ça et on s’est aperçu ensuite que y’avait que 50 <text:span text:style-name="T3">champs</text:span> possible<text:span text:style-name="T3">s)</text:span></text:p>
      <text:p text:style-name="P2"/>
      <text:p text:style-name="P2">A savoir : <text:span text:style-name="T3">les deux premières œuvres ont un champ en plus (T-Shirt) que vous pouvez cocher. Au cas ou l’œuvre est un…. T-shirt. Si oui, bas y’aura la sélection des tailles au moment du panier.</text:span></text:p>
      <text:p text:style-name="P3">Si la case n’est pas coché à non, y’à pas de problème. Cocher juste quand c’est oui.</text:p>
      <text:p text:style-name="P3"/>
      <text:p text:style-name="P3">Pareil, après il y a le champ « cette œuvre est’elle vendue ? ». Mettre oui si c’est le cas, mais pas obligé de cocher le non si l’œuvre n’est pas vendue.</text:p>
      <text:p text:style-name="P3"/>
      <text:p text:style-name="P3">Pour le poids. Si l’entrée est laissée vide ou à 0, il y aura 0 frais de port. C’est dans le cas ou l’œuvre n’est pas envoyable.</text:p>
      <text:p text:style-name="P3">Pour l’instant, les frais de port sont claculé a partir de la grille de poids colissimo il me semble.</text:p>
      <text:p text:style-name="P3"/>
      <text:p text:style-name="P3">Champ description. La mise en forme appliquée sera répercutée sur le site (onglet preview de ce champ permet de voir la mise en page du paragraphe). L’option de mise en page « unordered list » permet de mettre à la ligne différentes phrases sans ajout de puce ou chiffre. Sans ca ca ne fait qu’une seule ligne de tout ce qu’on écrit.</text:p>
      <text:p text:style-name="P3"/>
      <text:p text:style-name="P3">Pour le prix, mettre 0 si c’est zéro.</text:p>
      <text:p text:style-name="P3"/>
      <text:p text:style-name="P3">Pour les illustrations elles sont stockées chez cloudinary. Donc de temps en temps il faut donner le mot de passe de cloudinary quand on veut charger une image :</text:p>
      <text:p text:style-name="P3">mail : <text:a xlink:type="simple" xlink:href="mailto:amicaledufutur@gmail.com" text:style-name="Internet_20_link" text:visited-style-name="Visited_20_Internet_20_Link">amicaledufutur@gmail.com</text:a></text:p>
      <text:p text:style-name="P4">mdp : <text:s/>Desphotos321!</text:p>
      <text:p text:style-name="P4"/>
      <text:p text:style-name="P4"><text:span text:style-name="T4">Contentfull integre l’interface de cloudinary. Si vous voulez uploader une photo, cliquer sur uploader. Pour choisir une image, cliquer dessus. Puis cliquer sur « insert ».</text:span></text:p>
      <text:p text:style-name="P4"/>
      <text:p text:style-name="P4">L<text:span text:style-name="T4">es articles et modifs que vous aller faire vont etre visibles en entre 25 et 45 secondes sur le site, à l’adresse momentanée du site :</text:span></text:p>
      <text:p text:style-name="P4"><text:a xlink:type="simple" xlink:href="https://amicale.vercel.app/bizarrebazar" text:style-name="Internet_20_link" text:visited-style-name="Visited_20_Internet_20_Link">https://amicale.vercel.app/bizarrebazar</text:a></text:p>
      <text:p text:style-name="P4"><text:soft-page-break/></text:p>
      <text:p text:style-name="P4"/>
      <text:p text:style-name="P4"/>
      <text:p text:style-name="P4"><text:span text:style-name="T4">Voilà.</text:span></text:p>
      <text:p text:style-name="P4"><text:span text:style-name="T4">Abdel, t’en dis quoi ? Des choses fausses ou oubliées ? </text:span><text:s/></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16:41:42.289918297</meta:creation-date>
    <dc:date>2021-03-21T17:17:19.788758973</dc:date>
    <meta:editing-duration>PT2M27S</meta:editing-duration>
    <meta:editing-cycles>1</meta:editing-cycles>
    <meta:document-statistic meta:table-count="0" meta:image-count="0" meta:object-count="0" meta:page-count="2" meta:paragraph-count="26" meta:word-count="453" meta:character-count="2531" meta:non-whitespace-character-count="2099"/>
    <meta:generator>LibreOffice/6.4.6.2$Linux_X86_64 LibreOffice_project/40$Build-2</meta:generator>
  </office:meta>
</office:document-meta>
</file>